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思源宋体 CN" svg:font-family="'思源宋体 CN'" style:font-family-generic="system" style:font-pitch="variable"/>
    <style:font-face style:name="新宋体" svg:font-family="新宋体" style:font-family-generic="modern" style:font-pitch="fixed"/>
  </office:font-face-decls>
  <office:automatic-styles>
    <style:style style:name="P1" style:family="paragraph" style:parent-style-name="Preformatted_20_Text">
      <style:paragraph-properties fo:margin-left="2cm" fo:margin-right="0cm" fo:text-indent="0cm" style:auto-text-indent="false"/>
    </style:style>
    <style:style style:name="P2" style:family="paragraph" style:parent-style-name="Standard" style:list-style-name="L5">
      <style:text-properties officeooo:paragraph-rsid="0026dc09"/>
    </style:style>
    <style:style style:name="P3" style:family="paragraph" style:parent-style-name="Standard" style:list-style-name="L5">
      <style:text-properties officeooo:paragraph-rsid="003cc1e2"/>
    </style:style>
    <style:style style:name="P4" style:family="paragraph" style:parent-style-name="Standard" style:list-style-name="L5">
      <style:text-properties officeooo:rsid="002b5c05" officeooo:paragraph-rsid="002b5c05"/>
    </style:style>
    <style:style style:name="P5" style:family="paragraph" style:parent-style-name="Standard" style:list-style-name="L5">
      <style:text-properties officeooo:rsid="002d08e4" officeooo:paragraph-rsid="002d08e4"/>
    </style:style>
    <style:style style:name="P6" style:family="paragraph" style:parent-style-name="Standard" style:list-style-name="L5">
      <style:text-properties officeooo:rsid="002df18d" officeooo:paragraph-rsid="002fbc75"/>
    </style:style>
    <style:style style:name="P7" style:family="paragraph" style:parent-style-name="Standard" style:list-style-name="L4"/>
    <style:style style:name="P8" style:family="paragraph" style:parent-style-name="Standard" style:list-style-name="L5">
      <style:text-properties officeooo:rsid="0040dd43" officeooo:paragraph-rsid="0040dd43"/>
    </style:style>
    <style:style style:name="P9" style:family="paragraph" style:parent-style-name="Standard">
      <style:text-properties officeooo:rsid="00505785" officeooo:paragraph-rsid="00505785"/>
    </style:style>
    <style:style style:name="P10" style:family="paragraph" style:parent-style-name="Text_20_body" style:list-style-name="L8"/>
    <style:style style:name="P11" style:family="paragraph" style:parent-style-name="Text_20_body">
      <style:text-properties officeooo:rsid="004f0e4d" officeooo:paragraph-rsid="004f0e4d"/>
    </style:style>
    <style:style style:name="P12" style:family="paragraph" style:parent-style-name="Text_20_body">
      <style:text-properties officeooo:rsid="0058ced3" officeooo:paragraph-rsid="0058ced3"/>
    </style:style>
    <style:style style:name="P13" style:family="paragraph" style:parent-style-name="Text_20_body">
      <style:text-properties officeooo:rsid="005dffd2" officeooo:paragraph-rsid="00619a4a"/>
    </style:style>
    <style:style style:name="P14" style:family="paragraph" style:parent-style-name="Text_20_body">
      <style:text-properties officeooo:rsid="006283a7" officeooo:paragraph-rsid="006283a7"/>
    </style:style>
    <style:style style:name="T1" style:family="text">
      <style:text-properties officeooo:rsid="0026dc09"/>
    </style:style>
    <style:style style:name="T2" style:family="text">
      <style:text-properties officeooo:rsid="0027d8d9"/>
    </style:style>
    <style:style style:name="T3" style:family="text">
      <style:text-properties officeooo:rsid="002df18d"/>
    </style:style>
    <style:style style:name="T4" style:family="text">
      <style:text-properties officeooo:rsid="002e8bb8"/>
    </style:style>
    <style:style style:name="T5" style:family="text">
      <style:text-properties officeooo:rsid="0036d45f"/>
    </style:style>
    <style:style style:name="T6" style:family="text">
      <style:text-properties officeooo:rsid="0038b121"/>
    </style:style>
    <style:style style:name="T7" style:family="text">
      <style:text-properties officeooo:rsid="004150ad"/>
    </style:style>
    <style:style style:name="T8" style:family="text">
      <style:text-properties officeooo:rsid="00433f27"/>
    </style:style>
    <style:style style:name="T9" style:family="text">
      <style:text-properties officeooo:rsid="004d503f"/>
    </style:style>
    <style:style style:name="T10" style:family="text">
      <style:text-properties officeooo:rsid="004f5ba1"/>
    </style:style>
    <style:style style:name="T11" style:family="text">
      <style:text-properties officeooo:rsid="00505945"/>
    </style:style>
    <style:style style:name="T12" style:family="text">
      <style:text-properties officeooo:rsid="00513839"/>
    </style:style>
    <style:style style:name="T13" style:family="text">
      <style:text-properties officeooo:rsid="00530414"/>
    </style:style>
    <style:style style:name="T14" style:family="text">
      <style:text-properties officeooo:rsid="0053f1e8"/>
    </style:style>
    <style:style style:name="T15" style:family="text">
      <style:text-properties officeooo:rsid="005518fa"/>
    </style:style>
    <style:style style:name="T16" style:family="text">
      <style:text-properties officeooo:rsid="005a203c"/>
    </style:style>
    <style:style style:name="T17" style:family="text">
      <style:text-properties officeooo:rsid="005a2c93"/>
    </style:style>
    <style:style style:name="T18" style:family="text">
      <style:text-properties officeooo:rsid="005c1dbc"/>
    </style:style>
    <style:style style:name="T19" style:family="text">
      <style:text-properties officeooo:rsid="005cebb9"/>
    </style:style>
    <style:style style:name="T20" style:family="text">
      <style:text-properties officeooo:rsid="005d87cf"/>
    </style:style>
    <style:style style:name="T21" style:family="text">
      <style:text-properties officeooo:rsid="005eaa11"/>
    </style:style>
    <style:style style:name="T22" style:family="text">
      <style:text-properties officeooo:rsid="005ffc67"/>
    </style:style>
    <style:style style:name="T23" style:family="text">
      <style:text-properties officeooo:rsid="00619a4a"/>
    </style:style>
    <style:style style:name="T24" style:family="text">
      <style:text-properties style:font-name="Consolas" officeooo:rsid="00619a4a"/>
    </style:style>
    <style:style style:name="T25" style:family="text">
      <style:text-properties style:font-name="Consolas" officeooo:rsid="005c1dbc"/>
    </style:style>
    <style:style style:name="T26" style:family="text">
      <style:text-properties style:font-name="Consolas" officeooo:rsid="005cebb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sign the Twitter timeline and search</text:p>
      <text:h text:style-name="Heading_20_1" text:outline-level="1">Preparations</text:h>
      <text:h text:style-name="Heading_20_2" text:outline-level="2">Use cases</text:h>
      <text:list xml:id="list1250046873" text:style-name="L4">
        <text:list-item>
          <text:p text:style-name="P7">The user should be able to tweet as fast as possible</text:p>
        </text:list-item>
        <text:list-item>
          <text:p text:style-name="P7">The user should be able to see Tweet Timeline(s)</text:p>
          <text:list>
            <text:list-item>
              <text:p text:style-name="P7">User timeline: Displaying user’s tweets and tweets user retweet</text:p>
            </text:list-item>
            <text:list-item>
              <text:p text:style-name="P7">Home timeline: Displaying Tweets from people user follow</text:p>
            </text:list-item>
            <text:list-item>
              <text:p text:style-name="P7">Search timeline: Display search results based on #tags or search keyword</text:p>
            </text:list-item>
          </text:list>
        </text:list-item>
        <text:list-item>
          <text:p text:style-name="P7">The user should be able to follow another user</text:p>
        </text:list-item>
        <text:list-item>
          <text:p text:style-name="P7">Users should be able to tweet millions of followers within a few seconds (5 seconds)</text:p>
        </text:list-item>
        <text:list-item>
          <text:p text:style-name="P7"><text:span text:style-name="T5">U</text:span>ser<text:span text:style-name="T5">s</text:span> should <text:span text:style-name="T6">be able to </text:span>see trends</text:p>
        </text:list-item>
      </text:list>
      <text:h text:style-name="Heading_20_2" text:outline-level="2">Estimations</text:h>
      <text:list xml:id="list597030021" text:style-name="L5">
        <text:list-item>
          <text:p text:style-name="P2"><text:span text:style-name="T1">200+ </text:span><text:span text:style-name="T2">million</text:span><text:span text:style-name="T1"> </text:span>monetizable daily active Twitter </text:p>
        </text:list-item>
        <text:list-item>
          <text:p text:style-name="P4">500+ million tweets posted every day</text:p>
        </text:list-item>
        <text:list-item>
          <text:p text:style-name="P8">If each tweet is 1KB, <text:span text:style-name="T7">476GB incremental storage </text:span><text:span text:style-name="T8">per day</text:span></text:p>
        </text:list-item>
        <text:list-item>
          <text:p text:style-name="P5">500,000+ million reads per day</text:p>
        </text:list-item>
        <text:list-item>
          <text:p text:style-name="P6">280 characters per tweet <text:span text:style-name="T4">at most</text:span></text:p>
        </text:list-item>
        <text:list-item>
          <text:p text:style-name="P6">The <text:span text:style-name="Strong_20_Emphasis">average number of followers</text:span> on Twitter is 707</text:p>
        </text:list-item>
        <text:list-item>
          <text:p text:style-name="P3"><text:span text:style-name="T3">10 billion searches per month</text:span></text:p>
        </text:list-item>
      </text:list>
      <text:h text:style-name="Heading_20_1" text:outline-level="1">High level designs</text:h>
      <text:p text:style-name="Text_20_body"/>
      <text:p text:style-name="Text_20_body"/>
      <text:h text:style-name="Heading_20_2" text:outline-level="2">Tweet service</text:h>
      <text:h text:style-name="Heading_20_2" text:outline-level="2">Timeline service</text:h>
      <text:p text:style-name="Text_20_body">3 types of timelines:</text:p>
      <text:list xml:id="list1617882486" text:style-name="L8">
        <text:list-item>
          <text:p text:style-name="P10"><text:span text:style-name="T9">U</text:span>ser timeline</text:p>
        </text:list-item>
        <text:list-item>
          <text:p text:style-name="P10">Home timeline</text:p>
        </text:list-item>
        <text:list-item>
          <text:p text:style-name="P10">Search timeline</text:p>
        </text:list-item>
      </text:list>
      <text:p text:style-name="P9">Since twitter is read-heavy, <text:span text:style-name="T11">we can </text:span><text:span text:style-name="T12">pre-generate </text:span><text:span text:style-name="T13">timelines </text:span><text:span text:style-name="T15">for active users</text:span><text:span text:style-name="T13"> and save them in cache for fast retri</text:span><text:span text:style-name="T14">e</text:span><text:span text:style-name="T13">val.</text:span></text:p>
      <text:h text:style-name="Heading_20_5" text:outline-level="5">User timeline</text:h>
      <text:p text:style-name="P11">User timeline shows the tweets posted by a user <text:span text:style-name="T10">in chronological order. </text:span><text:span text:style-name="T16">For each active user, </text:span><text:span text:style-name="T17">we store an user timeline entry in Redis:</text:span></text:p>
      <text:p text:style-name="P11"/>
      <text:p text:style-name="P1">&lt;user_<text:span text:style-name="T18">id&gt;-</text:span><text:span text:style-name="T19">user_timeline: </text:span><text:span text:style-name="T20">[tweet_id1, tweet_id2, …]</text:span></text:p>
      <text:p text:style-name="P12"/>
      <text:p text:style-name="P13">Each time the user posts a new tweet, <text:span text:style-name="T22">the tweet id is added to the list:<text:tab/></text:span><text:span text:style-name="T24">LPUSH &lt;user_</text:span><text:span text:style-name="T25">id&gt;-</text:span><text:span text:style-name="T26">user_timeline</text:span></text:p>
      <text:h text:style-name="Heading_20_5" text:outline-level="5">Home timeline</text:h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思源宋体 CN" svg:font-family="'思源宋体 CN'" style:font-family-generic="system" style:font-pitch="variable"/>
    <style:font-face style:name="新宋体" svg:font-family="新宋体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true" fo:line-height="100%" style:page-number="auto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List" style:family="paragraph" style:parent-style-name="Text_20_body" style:class="list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6pt" fo:font-weight="bold" style:font-name-asian="思源宋体 CN" style:font-family-asian="'思源宋体 CN'" style:font-family-generic-asian="system" style:font-pitch-asian="variable" style:font-size-asian="16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5pt" fo:font-weight="bold" style:font-size-asian="1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4pt" fo:font-style="italic" fo:font-weight="bold" style:font-size-asian="14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.5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6T23:17:27.303000000</dc:date>
    <meta:editing-duration>PT3H14M54S</meta:editing-duration>
    <meta:editing-cycles>71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32" meta:word-count="240" meta:character-count="1360" meta:non-whitespace-character-count="1169"/>
  </office:meta>
</office:document-meta>
</file>